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qlQuery.findObject( int p1 , int p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Query.findObject( int p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Query.SqlQuery( DataSource ds , String sq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qlQuery.execute( Object ...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Query.findObject( int p1 , @ Nullable Map &lt; ? , ? &gt;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Query.execute( @ Nullable Object [ ] params , @ Nullable Map &lt; ? , ? &gt;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qlQuery.findObjectByNamedParam( Map &lt; String , ? &gt; param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Query.findObject( int p1 , int p2 , @ Nullable Map &lt; ? , ? &gt;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Query.findObject( long p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Query.findObject( String p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Query.execute( String p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Query.execute( int p1 , int p2 , @ Nullable Map &lt; ? , ? &gt;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Query.findObjectByNamedParam( Map &lt; String , ? &gt; paramMap , @ Nullable Map &lt; ? , ? &gt;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qlQuery.executeByNamedParam( Map &lt; String , ? &gt; paramMap , @ Nullable Map &lt; ? , ? &gt;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qlQuery.execute( long p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Query.exec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Query.setRowsExpected( int rowsExpec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Query.execute( int p1 , int p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Query.findObject( long p1 , @ Nullable Map &lt; ? , ? &gt;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Query.execute( int p1 , @ Nullable Map &lt; ? , ? &gt;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Query.execute( int p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Query.findObject( String p1 , @ Nullable Map &lt; ? , ? &gt;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Query.SqlQue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qlQuery.execute( Map &lt; ? , ? &gt;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Query.findObject( Object ...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Query.execute( String p1 , @ Nullable Map &lt; ? , ? &gt;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Query.executeByNamedParam( Map &lt; String , ? &gt; param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Query.getRowsExpec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Query.execute( long p1 , @ Nullable Map &lt; ? , ? &gt;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Query.findObject( @ Nullable Object [ ] params , @ Nullable Map &lt; ? , ? &gt;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